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3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4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5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6" style:parent-style-name="Normal" style:family="paragraph">
      <style:paragraph-properties fo:text-align="center" fo:margin-bottom="0.1388in" fo:line-height="115%"/>
    </style:style>
    <style:style style:name="T7" style:parent-style-name="DefaultParagraphFont" style:family="text">
      <style:text-properties style:font-name-asian="Calibri" style:font-name-complex="Calibri" fo:font-weight="bold" style:font-weight-asian="bold" fo:font-size="11pt" style:font-size-asian="11pt" style:font-size-complex="11pt"/>
    </style:style>
    <style:style style:name="P8" style:parent-style-name="Normal" style:family="paragraph">
      <style:paragraph-properties fo:margin-bottom="0.1388in" fo:line-height="115%"/>
      <style:text-properties fo:font-size="11pt" style:font-size-asian="11pt" style:font-size-complex="11pt"/>
    </style:style>
    <style:style style:name="P9" style:parent-style-name="Normal" style:family="paragraph">
      <style:paragraph-properties fo:text-align="justify" fo:line-height="115%"/>
    </style:style>
    <style:style style:name="T10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T11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P12" style:parent-style-name="Normal" style:family="paragraph">
      <style:paragraph-properties fo:text-align="justify" fo:line-height="115%"/>
    </style:style>
    <style:style style:name="T13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T14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T15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P16" style:parent-style-name="Normal" style:family="paragraph">
      <style:paragraph-properties fo:text-align="justify" fo:line-height="115%"/>
    </style:style>
    <style:style style:name="T17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P18" style:parent-style-name="Normal" style:family="paragraph">
      <style:paragraph-properties fo:text-align="justify" fo:line-height="115%"/>
    </style:style>
    <style:style style:name="T19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P20" style:parent-style-name="Normal" style:family="paragraph">
      <style:paragraph-properties fo:text-align="justify" fo:line-height="115%"/>
    </style:style>
    <style:style style:name="T21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T22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T23" style:parent-style-name="DefaultParagraphFont" style:family="text">
      <style:text-properties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P24" style:parent-style-name="Normal" style:family="paragraph">
      <style:paragraph-properties fo:text-align="justify" fo:line-height="115%"/>
    </style:style>
    <style:style style:name="T25" style:parent-style-name="DefaultParagraphFont" style:family="text">
      <style:text-properties style:font-name-asian="Calibri" style:font-name-complex="Calibri" fo:font-weight="bold" style:font-weight-asian="bold" fo:font-size="11pt" style:font-size-asian="11pt" style:font-size-complex="11pt"/>
    </style:style>
    <style:style style:name="T26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27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28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29" style:parent-style-name="Normal" style:family="paragraph">
      <style:paragraph-properties fo:text-align="justify" fo:line-height="115%"/>
    </style:style>
    <style:style style:name="T30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31" style:parent-style-name="Normal" style:family="paragraph">
      <style:paragraph-properties fo:text-align="justify" fo:line-height="115%"/>
    </style:style>
    <style:style style:name="T32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33" style:parent-style-name="Normal" style:family="paragraph">
      <style:paragraph-properties fo:text-align="justify" fo:line-height="115%"/>
    </style:style>
    <style:style style:name="T34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35" style:parent-style-name="Normal" style:family="paragraph">
      <style:paragraph-properties fo:text-align="justify" fo:line-height="115%"/>
    </style:style>
    <style:style style:name="T36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37" style:parent-style-name="Normal" style:family="paragraph">
      <style:paragraph-properties fo:text-align="justify" fo:line-height="115%"/>
    </style:style>
    <style:style style:name="T38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39" style:parent-style-name="Normal" style:family="paragraph">
      <style:paragraph-properties fo:text-align="justify" fo:line-height="115%"/>
    </style:style>
    <style:style style:name="T40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41" style:parent-style-name="Normal" style:family="paragraph">
      <style:paragraph-properties fo:text-align="justify" fo:line-height="115%"/>
      <style:text-properties style:font-name-asian="Calibri" style:font-name-complex="Calibri" fo:font-size="11pt" style:font-size-asian="11pt" style:font-size-complex="11pt"/>
    </style:style>
    <style:style style:name="P42" style:parent-style-name="Normal" style:family="paragraph">
      <style:paragraph-properties fo:text-align="justify" fo:line-height="115%"/>
      <style:text-properties style:font-name-asian="Calibri" style:font-name-complex="Calibri" fo:font-size="11pt" style:font-size-asian="11pt" style:font-size-complex="11pt"/>
    </style:style>
    <style:style style:name="P43" style:parent-style-name="Normal" style:family="paragraph">
      <style:paragraph-properties fo:text-align="justify" fo:line-height="115%"/>
      <style:text-properties style:font-name-asian="Calibri" style:font-name-complex="Calibri" fo:font-size="11pt" style:font-size-asian="11pt" style:font-size-complex="11pt"/>
    </style:style>
    <style:style style:name="P44" style:parent-style-name="Normal" style:family="paragraph">
      <style:paragraph-properties fo:text-align="justify" fo:line-height="115%"/>
      <style:text-properties style:font-name-asian="Calibri" style:font-name-complex="Calibri" fo:font-size="11pt" style:font-size-asian="11pt" style:font-size-complex="11pt"/>
    </style:style>
    <style:style style:name="P45" style:parent-style-name="Normal" style:family="paragraph">
      <style:paragraph-properties fo:text-align="justify" fo:line-height="115%"/>
    </style:style>
    <style:style style:name="T46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47" style:parent-style-name="Normal" style:family="paragraph">
      <style:paragraph-properties fo:text-align="justify" fo:line-height="115%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P49" style:parent-style-name="Normal" style:family="paragraph">
      <style:paragraph-properties fo:text-align="justify" fo:line-height="115%"/>
    </style:style>
    <style:style style:name="P50" style:parent-style-name="Normal" style:family="paragraph">
      <style:paragraph-properties fo:text-align="justify" fo:line-height="115%"/>
    </style:style>
    <style:style style:name="T51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52" style:parent-style-name="Normal" style:family="paragraph">
      <style:paragraph-properties fo:text-align="justify" fo:line-height="115%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P54" style:parent-style-name="Normal" style:family="paragraph">
      <style:paragraph-properties fo:text-align="justify" fo:line-height="115%"/>
      <style:text-properties style:font-name-asian="Calibri" style:font-name-complex="Calibri"/>
    </style:style>
    <style:style style:name="P55" style:parent-style-name="Normal" style:family="paragraph">
      <style:paragraph-properties fo:text-align="justify" fo:line-height="115%"/>
    </style:style>
    <style:style style:name="T56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P58" style:parent-style-name="Normal" style:family="paragraph">
      <style:paragraph-properties fo:text-align="justify" fo:line-height="115%"/>
    </style:style>
    <style:style style:name="T59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60" style:parent-style-name="Normal" style:family="paragraph">
      <style:paragraph-properties fo:text-align="justify" fo:line-height="115%"/>
      <style:text-properties style:font-name-asian="Calibri" style:font-name-complex="Calibri" fo:font-size="11pt" style:font-size-asian="11pt" style:font-size-complex="11pt"/>
    </style:style>
    <style:style style:name="P61" style:parent-style-name="Normal" style:family="paragraph">
      <style:paragraph-properties fo:text-align="justify" fo:line-height="115%"/>
    </style:style>
    <style:style style:name="T62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63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64" style:parent-style-name="Normal" style:family="paragraph">
      <style:paragraph-properties fo:text-align="justify" fo:line-height="115%"/>
    </style:style>
    <style:style style:name="P65" style:parent-style-name="Standard" style:family="paragraph">
      <style:paragraph-properties fo:text-align="justify" fo:line-height="115%"/>
    </style:style>
    <style:style style:name="T66" style:parent-style-name="DefaultParagraphFont" style:family="text">
      <style:text-properties style:font-name-asian="Calibri" style:font-name-complex="Calibri" fo:font-weight="bold" style:font-weight-asian="bold" fo:font-size="11pt" style:font-size-asian="11pt" style:font-size-complex="11pt"/>
    </style:style>
    <style:style style:name="T67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68" style:parent-style-name="Normal" style:family="paragraph">
      <style:paragraph-properties fo:text-align="justify" fo:line-height="115%"/>
      <style:text-properties fo:font-size="11pt" style:font-size-asian="11pt" style:font-size-complex="11pt"/>
    </style:style>
    <style:style style:name="P69" style:parent-style-name="Normal" style:family="paragraph">
      <style:paragraph-properties fo:text-align="justify" fo:line-height="115%"/>
    </style:style>
    <style:style style:name="T70" style:parent-style-name="DefaultParagraphFont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71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72" style:parent-style-name="Normal" style:family="paragraph">
      <style:paragraph-properties fo:text-align="justify" fo:line-height="115%"/>
    </style:style>
    <style:style style:name="P73" style:parent-style-name="Normal" style:family="paragraph">
      <style:paragraph-properties fo:text-align="justify" fo:line-height="115%"/>
    </style:style>
    <style:style style:name="T74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75" style:parent-style-name="Normal" style:family="paragraph">
      <style:paragraph-properties fo:text-align="justify" fo:line-height="115%"/>
    </style:style>
    <style:style style:name="T76" style:parent-style-name="DefaultParagraphFont1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1pt" style:font-size-asian="11pt" style:font-size-complex="11pt" fo:language="fr" fo:country="FR"/>
    </style:style>
    <style:style style:name="T77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78" style:parent-style-name="Standard" style:family="paragraph">
      <style:paragraph-properties fo:text-align="center">
        <style:tab-stops>
          <style:tab-stop style:type="left" style:position="1.25in"/>
        </style:tab-stops>
      </style:paragraph-properties>
      <style:text-properties fo:font-weight="bold" style:font-weight-asian="bold" fo:font-size="11pt" style:font-size-asian="11pt" style:font-size-complex="11pt" fo:language="es" fo:country="ES"/>
    </style:style>
    <style:style style:name="P79" style:parent-style-name="Standard" style:family="paragraph">
      <style:paragraph-properties fo:text-align="center">
        <style:tab-stops>
          <style:tab-stop style:type="left" style:position="1.25in"/>
        </style:tab-stops>
      </style:paragraph-properties>
      <style:text-properties fo:font-weight="bold" style:font-weight-asian="bold" fo:font-size="11pt" style:font-size-asian="11pt" style:font-size-complex="11pt" fo:language="es" fo:country="ES"/>
    </style:style>
    <style:style style:name="P80" style:parent-style-name="Standard" style:family="paragraph">
      <style:paragraph-properties fo:text-align="center">
        <style:tab-stops>
          <style:tab-stop style:type="left" style:position="1.25in"/>
        </style:tab-stops>
      </style:paragraph-properties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/text:p>
      <text:p text:style-name="P6"><text:span text:style-name="T7">BULETIN DE ECOCARDIOGRAFIE TRANSTORACICA/21.10.2024</text:span></text:p>
      <text:p text:style-name="P8"/>
      <text:p text:style-name="P9"><text:span text:style-name="T10">NUME <text:s text:c="3"/></text:span><text:span text:style-name="T11">patient1</text:span></text:p>
      <text:p text:style-name="P12"><text:span text:style-name="T13">VARSTA <text:s/>1 an 2 luni</text:span><text:span text:style-name="T14"><text:tab/></text:span><text:span text:style-name="T15"><text:tab/><text:s text:c="10"/>Gn=2,34kg, Ga=7,2kg, T=71cm</text:span></text:p>
      <text:p text:style-name="P16"><text:span text:style-name="T17">APP: Provine din sarcina gemelara</text:span></text:p>
      <text:p text:style-name="P18"><text:span text:style-name="T19">AHC: tatăl – HTA esentiala, bunicul matern – sindrom metabolic</text:span></text:p>
      <text:p text:style-name="P20"><text:span text:style-name="T21">ecocord mai dificil</text:span><text:span text:style-name="T22"><text:tab/></text:span><text:span text:style-name="T23"><text:tab/></text:span></text:p>
      <text:p text:style-name="P24"><text:span text:style-name="T25">Dimensiuni :<text:s/></text:span><text:span text:style-name="T26">Ao inel</text:span><text:span text:style-name="T27"><text:tab/>8mm, Ao la nivelul sinusurilor Valsalva 12mm, Ao ascendenta 10mm, AS 13mm, VD 6-7mm, SIV 3mm, cu miscare normala, VS 20/12mm, PP</text:span><text:span text:style-name="T28"><text:tab/><text:s text:c="2"/>4mm, <text:s/>FE &gt;60%</text:span></text:p>
      <text:p text:style-name="P29"><text:span text:style-name="T30">TAP nedilatat, 13mm; APdr=6mm, Apstg=6mm</text:span></text:p>
      <text:p text:style-name="P31"><text:span text:style-name="T32">PCA mic, cu diametrul de aprox 1mm, restrictiv</text:span></text:p>
      <text:p text:style-name="P33"><text:span text:style-name="T34">Valva aortica tricuspa, Vmax=1,2m/s; fara insuficienta vizibila</text:span></text:p>
      <text:p text:style-name="P35"><text:span text:style-name="T36">Valva pulmonara nestenotica ,Vmax transvalvular=1,1m/s,</text:span></text:p>
      <text:p text:style-name="P37"><text:span text:style-name="T38">Insuficienta pulmonara grad I , velocitate protodiastolica IP=m/s; PAPm=mmHg</text:span></text:p>
      <text:p text:style-name="P39"><text:span text:style-name="T40">Valva mitrala aspect normal, E&gt;A</text:span></text:p>
      <text:p text:style-name="P41">Valva tricuspidiana normal inserata, <text:s/>Insuficienta tricuspidiana grad I, Vmax=2,5m/s, PSVD=24+5mmHg</text:p>
      <text:p text:style-name="P42"/>
      <text:p text:style-name="P43">Ventriculul stang cu cinetica normala</text:p>
      <text:p text:style-name="P44">Ventriculul drept, cu dimensiuni normale pentru varsta (VD subtricuspidian=mm); cinetica normala (TAPSE=mm)</text:p>
      <text:p text:style-name="P45"><text:span text:style-name="T46">Sept interatrial: fara sunt vizibil transtoracic</text:span></text:p>
      <text:p text:style-name="P47"><text:span text:style-name="T48">Sept interventricular: aparent intact</text:span></text:p>
      <text:p text:style-name="P49"/>
      <text:p text:style-name="P50"><text:span text:style-name="T51">Arc aortic stang, de calibru normal, diametrul la emergenta trunchiului brahiocefalic=mm, diametrul istm Ao=mm, Vmax=1,3m/s</text:span></text:p>
      <text:p text:style-name="P52"><text:span text:style-name="T53">Artere coronare aparent normale la origine</text:span></text:p>
      <text:p text:style-name="P54"/>
      <text:p text:style-name="P55"><text:span text:style-name="T56">Situs solitus.</text:span><text:span text:style-name="T57">Concordanta atrio-ventriculara si ventriculo-arteriala normala</text:span></text:p>
      <text:p text:style-name="P58"><text:span text:style-name="T59">Drenaj venos sistemic normal. Drenaj pulmonar aparent normal, 3 vene pulmonare vizibile</text:span></text:p>
      <text:p text:style-name="P60">VCI nedilatata, cu colaps inspirator &gt;50%</text:p>
      <text:p text:style-name="P61"><text:span text:style-name="T62">Pericard fara colectii</text:span><text:span text:style-name="T63"><text:tab/></text:span></text:p>
      <text:p text:style-name="P64"/>
      <text:p text:style-name="P65"><text:span text:style-name="T66">Concluzie:<text:s/></text:span><text:span text:style-name="T67"><text:s/>PCA <text:s/>mic, restrictiv</text:span></text:p>
      <text:p text:style-name="P68"/>
      <text:p text:style-name="P69"><text:span text:style-name="T70">Recomandari:</text:span><text:span text:style-name="T71"><text:s/>Reevaluare ecocardiografica <text:s/>peste 1 an sau la nevoie.</text:span></text:p>
      <text:p text:style-name="P72"/>
      <text:p text:style-name="P73"><text:span text:style-name="T74">Medic examinator</text:span></text:p>
      <text:p text:style-name="P75"><text:span text:style-name="T76"><text:s text:c="84"/>Vă mulţumim că aţi apelat la Ambulatoriul Integrat !</text:span><text:span text:style-name="T77"><text:tab/></text:span></text:p>
      <text:p text:style-name="P78"/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o" fo:country="RO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ParagraphFont1" style:display-name="Default Paragraph Font1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pu</meta:initial-creator>
    <dc:creator>Laura Diosan</dc:creator>
    <meta:creation-date>2019-04-03T08:35:00Z</meta:creation-date>
    <dc:date>2025-04-05T08:10:00Z</dc:date>
    <meta:print-date>2021-01-27T09:47:00Z</meta:print-date>
    <meta:template xlink:href="Normal" xlink:type="simple"/>
    <meta:editing-cycles>336</meta:editing-cycles>
    <meta:editing-duration>PT17160S</meta:editing-duration>
    <meta:document-statistic meta:page-count="1" meta:paragraph-count="3" meta:word-count="258" meta:character-count="1730" meta:row-count="12" meta:non-whitespace-character-count="1475"/>
  </office:meta>
</office:document-meta>
</file>